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v Gotham-Book" svg:font-family="'Conv Gotham-Book', 'Conv Gotham-Book'"/>
    <style:font-face style:name="Roboto Condensed" svg:font-family="'Roboto Condensed', sans-serif"/>
    <style:font-face style:name="sans-serif" svg:font-family="sans-serif"/>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loext:graphic-properties draw:fill="solid" draw:fill-color="#ffffe0" draw:opacity="100%"/>
      <style:paragraph-properties fo:orphans="2" fo:widows="2" fo:background-color="#ffffe0"/>
      <style:text-properties fo:font-variant="normal" fo:text-transform="none" fo:color="#000000" fo:letter-spacing="normal"/>
    </style:style>
    <style:style style:name="P2" style:family="paragraph" style:parent-style-name="Preformatted_20_Text">
      <style:text-properties fo:font-variant="normal" fo:text-transform="none" fo:color="#000000" fo:font-size="9.75pt" fo:letter-spacing="normal" fo:font-style="normal" fo:font-weight="normal" officeooo:rsid="000dc38f" officeooo:paragraph-rsid="000dc38f"/>
    </style:style>
    <style:style style:name="P3" style:family="paragraph" style:parent-style-name="Preformatted_20_Text">
      <loext:graphic-properties draw:fill="solid" draw:fill-color="#ffffe0" draw:opacity="100%"/>
      <style:paragraph-properties fo:margin-top="0in" fo:margin-bottom="0.1965in" loext:contextual-spacing="false" fo:orphans="2" fo:widows="2" fo:background-color="#ffffe0"/>
      <style:text-properties fo:font-variant="normal" fo:text-transform="none" fo:color="#000000" fo:letter-spacing="normal"/>
    </style:style>
    <style:style style:name="P4" style:family="paragraph" style:parent-style-name="Standard">
      <style:text-properties officeooo:rsid="000dc38f" officeooo:paragraph-rsid="000dc38f"/>
    </style:style>
    <style:style style:name="P5" style:family="paragraph" style:parent-style-name="Standard">
      <style:text-properties officeooo:paragraph-rsid="000dc38f"/>
    </style:style>
    <style:style style:name="P6" style:family="paragraph" style:parent-style-name="Standard">
      <style:text-properties officeooo:rsid="000ea85f" officeooo:paragraph-rsid="000ea85f"/>
    </style:style>
    <style:style style:name="P7" style:family="paragraph" style:parent-style-name="Standard">
      <style:text-properties officeooo:rsid="000fc8ab" officeooo:paragraph-rsid="000fc8ab"/>
    </style:style>
    <style:style style:name="P8" style:family="paragraph" style:parent-style-name="Standard">
      <style:text-properties fo:font-variant="normal" fo:text-transform="none" fo:color="#000000" style:font-name="sans-serif" fo:font-size="9pt" fo:letter-spacing="normal" fo:font-style="normal" fo:font-weight="normal" officeooo:paragraph-rsid="000dc38f"/>
    </style:style>
    <style:style style:name="P9" style:family="paragraph" style:parent-style-name="Standard">
      <style:text-properties fo:font-variant="normal" fo:text-transform="none" fo:color="#000000" style:font-name="sans-serif" fo:font-size="9pt" fo:letter-spacing="normal" fo:font-style="normal" fo:font-weight="normal" officeooo:rsid="000fdeef" officeooo:paragraph-rsid="000fdeef"/>
    </style:style>
    <style:style style:name="P10" style:family="paragraph" style:parent-style-name="Standard">
      <style:text-properties fo:font-variant="normal" fo:text-transform="none" fo:color="#000000" style:font-name="sans-serif" fo:font-size="9pt" fo:letter-spacing="normal" fo:font-style="normal" fo:font-weight="normal" officeooo:paragraph-rsid="000fdeef"/>
    </style:style>
    <style:style style:name="P11" style:family="paragraph" style:parent-style-name="Standard">
      <style:text-properties fo:font-variant="normal" fo:text-transform="none" fo:color="#000000" style:font-name="sans-serif" fo:font-size="9pt" fo:letter-spacing="normal" fo:font-style="normal" fo:font-weight="normal" officeooo:rsid="0010433f" officeooo:paragraph-rsid="000fdeef"/>
    </style:style>
    <style:style style:name="P12" style:family="paragraph" style:parent-style-name="Standard">
      <style:text-properties fo:font-variant="normal" fo:text-transform="none" fo:color="#000000" style:font-name="sans-serif" fo:font-size="15pt" fo:letter-spacing="normal" fo:font-style="normal" fo:font-weight="normal" officeooo:rsid="000fdeef" officeooo:paragraph-rsid="000fdeef" style:font-size-asian="15pt" style:font-size-complex="15pt"/>
    </style:style>
    <style:style style:name="P13" style:family="paragraph" style:parent-style-name="Standard">
      <style:text-properties fo:font-variant="normal" fo:text-transform="none" fo:color="#000000" style:font-name="sans-serif" fo:font-size="15pt" fo:letter-spacing="normal" fo:font-style="normal" fo:font-weight="normal" officeooo:rsid="001231e8" officeooo:paragraph-rsid="001231e8" style:font-size-asian="15pt" style:font-size-complex="15pt"/>
    </style:style>
    <style:style style:name="P14" style:family="paragraph" style:parent-style-name="Standard">
      <style:text-properties fo:font-variant="normal" fo:text-transform="none" fo:color="#000000" style:font-name="sans-serif" fo:font-size="15pt" fo:letter-spacing="normal" fo:font-style="normal" fo:font-weight="normal" officeooo:rsid="000fdeef" officeooo:paragraph-rsid="000fdeef"/>
    </style:style>
    <style:style style:name="P15" style:family="paragraph" style:parent-style-name="Standard">
      <style:text-properties fo:font-variant="normal" fo:text-transform="none" fo:color="#000000" style:font-name="sans-serif" fo:font-size="15pt" fo:letter-spacing="normal" fo:font-style="normal" fo:font-weight="normal" officeooo:paragraph-rsid="001231e8"/>
    </style:style>
    <style:style style:name="P16" style:family="paragraph" style:parent-style-name="Standard">
      <style:text-properties fo:font-variant="normal" fo:text-transform="none" fo:color="#000000" style:font-name="sans-serif" fo:font-size="15pt" fo:letter-spacing="normal" fo:font-style="normal" fo:font-weight="normal" officeooo:rsid="0013c805" officeooo:paragraph-rsid="0013c805" style:font-weight-asian="normal" style:font-weight-complex="normal"/>
    </style:style>
    <style:style style:name="P17" style:family="paragraph" style:parent-style-name="Standard">
      <style:text-properties fo:font-variant="normal" fo:text-transform="none" fo:color="#000000" style:font-name="sans-serif" fo:font-size="11pt" fo:letter-spacing="normal" fo:font-style="normal" fo:font-weight="normal" officeooo:rsid="001168b9" officeooo:paragraph-rsid="001168b9" style:font-size-asian="11pt" style:font-size-complex="11pt"/>
    </style:style>
    <style:style style:name="P18" style:family="paragraph" style:parent-style-name="Standard">
      <style:text-properties fo:font-variant="normal" fo:text-transform="none" fo:color="#000000" style:font-name="sans-serif" fo:font-size="11pt" fo:letter-spacing="normal" fo:font-style="normal" fo:font-weight="normal" officeooo:rsid="000fdeef" officeooo:paragraph-rsid="000fdeef" style:font-size-asian="11pt" style:font-size-complex="11pt"/>
    </style:style>
    <style:style style:name="P19" style:family="paragraph" style:parent-style-name="Standard">
      <style:text-properties officeooo:rsid="000fdeef" officeooo:paragraph-rsid="000fdeef"/>
    </style:style>
    <style:style style:name="P20" style:family="paragraph" style:parent-style-name="Standard">
      <style:text-properties officeooo:paragraph-rsid="000fdeef"/>
    </style:style>
    <style:style style:name="P21" style:family="paragraph" style:parent-style-name="Standard">
      <style:text-properties fo:font-size="15pt" officeooo:rsid="000fc8ab" officeooo:paragraph-rsid="000fc8ab" style:font-size-asian="15pt" style:font-size-complex="15pt"/>
    </style:style>
    <style:style style:name="P22" style:family="paragraph" style:parent-style-name="Standard">
      <style:text-properties fo:font-size="15pt" officeooo:rsid="0010433f" officeooo:paragraph-rsid="0010433f" style:font-size-asian="15pt" style:font-size-complex="15pt"/>
    </style:style>
    <style:style style:name="P23" style:family="paragraph" style:parent-style-name="Standard">
      <style:paragraph-properties fo:break-before="page"/>
      <style:text-properties fo:font-variant="normal" fo:text-transform="none" fo:color="#000000" style:font-name="sans-serif" fo:font-size="15pt" fo:letter-spacing="normal" fo:font-style="normal" fo:font-weight="normal" officeooo:paragraph-rsid="001231e8"/>
    </style:style>
    <style:style style:name="T1" style:family="text">
      <style:text-properties officeooo:rsid="000dc38f"/>
    </style:style>
    <style:style style:name="T2" style:family="text">
      <style:text-properties fo:font-size="9.75pt" fo:font-style="normal" fo:font-weight="normal"/>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normal" fo:font-weight="normal" officeooo:rsid="000dc38f"/>
    </style:style>
    <style:style style:name="T5"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dc38f" style:text-blinking="false" fo:background-color="#ffffff" loext:char-shading-value="0"/>
    </style:style>
    <style:style style:name="T6"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fdeef" style:text-blinking="false" fo:background-color="#ffffff" loext:char-shading-value="0"/>
    </style:style>
    <style:style style:name="T7" style:family="text">
      <style:text-properties fo:color="#222222" style:text-line-through-style="none" style:text-line-through-type="none" fo:font-size="10.5pt" style:text-underline-style="none" style:text-blinking="false" fo:background-color="#ffffff" loext:char-shading-value="0"/>
    </style:style>
    <style:style style:name="T8" style:family="text">
      <style:text-properties fo:color="#222222" style:text-line-through-style="none" style:text-line-through-type="none" fo:font-size="10.5pt" style:text-underline-style="none" officeooo:rsid="000dc38f" style:text-blinking="false" fo:background-color="#ffffff" loext:char-shading-value="0"/>
    </style:style>
    <style:style style:name="T9" style:family="text">
      <style:text-properties fo:color="#222222" style:text-line-through-style="none" style:text-line-through-type="none" style:font-name="Conv Gotham-Book" fo:font-size="10.5pt" style:text-underline-style="none" fo:font-weight="bold" style:text-blinking="false" fo:background-color="#ffffff" loext:char-shading-value="0"/>
    </style:style>
    <style:style style:name="T10" style:family="text">
      <style:text-properties fo:color="#0b0080" style:text-line-through-style="none" style:text-line-through-type="none" fo:font-size="10.5pt" style:text-underline-style="none" style:text-blinking="false" fo:background-color="#ffffff" loext:char-shading-value="0"/>
    </style:style>
    <style:style style:name="T11" style:family="text">
      <style:text-properties fo:color="#0b0080" style:text-line-through-style="none" style:text-line-through-type="none" fo:font-size="10.5pt" style:text-underline-style="none" officeooo:rsid="000dc38f" style:text-blinking="false" fo:background-color="#ffffff" loext:char-shading-value="0"/>
    </style:style>
    <style:style style:name="T12" style:family="text">
      <style:text-properties style:text-line-through-style="none" style:text-line-through-type="none" style:text-underline-style="none" style:text-blinking="false" fo:background-color="#ffffff" loext:char-shading-value="0"/>
    </style:style>
    <style:style style:name="T13" style:family="text">
      <style:text-properties style:text-line-through-style="none" style:text-line-through-type="none" style:text-underline-style="none" style:text-blinking="false" fo:background-color="#ffffff" loext:char-shading-value="0" style:font-size-asian="15pt" style:font-size-complex="15pt"/>
    </style:style>
    <style:style style:name="T14" style:family="text">
      <style:text-properties fo:color="#787878" style:text-line-through-style="none" style:text-line-through-type="none" style:font-name="Roboto Condensed" fo:font-size="11pt" fo:letter-spacing="normal" fo:font-style="italic" style:text-underline-style="none" fo:font-weight="normal" style:text-blinking="false" fo:background-color="#ffffff" loext:char-shading-value="0" style:font-size-asian="11pt" style:font-size-complex="11pt"/>
    </style:style>
    <style:style style:name="T15" style:family="text">
      <style:text-properties fo:color="#464646" style:text-line-through-style="none" style:text-line-through-type="none" style:font-name="Conv Gotham-Book" style:text-underline-style="none" style:text-blinking="false" fo:background-color="#ffffff" loext:char-shading-value="0"/>
    </style:style>
    <style:style style:name="T16" style:family="text">
      <style:text-properties fo:color="#464646" style:text-line-through-style="none" style:text-line-through-type="none" style:font-name="Conv Gotham-Book" style:text-underline-style="none" officeooo:rsid="001231e8" style:text-blinking="false" fo:background-color="#ffffff" loext:char-shading-value="0" style:font-size-asian="15pt" style:font-size-complex="15pt"/>
    </style:style>
    <style:style style:name="T17" style:family="text">
      <style:text-properties fo:color="#464646" style:text-line-through-style="none" style:text-line-through-type="none" style:font-name="Conv Gotham-Book" fo:font-size="10.5pt" style:text-underline-style="none" fo:font-weight="bold" style:text-blinking="false" fo:background-color="#ffffff" loext:char-shading-value="0"/>
    </style:style>
    <style:style style:name="T18" style:family="text">
      <style:text-properties fo:color="#464646" style:text-line-through-style="none" style:text-line-through-type="none" style:font-name="Conv Gotham-Book" fo:font-size="10.5pt" style:text-underline-style="none" style:text-blinking="false" fo:background-color="#ffffff" loext:char-shading-value="0"/>
    </style:style>
    <style:style style:name="T19" style:family="text">
      <style:text-properties fo:color="#a55858" style:text-line-through-style="none" style:text-line-through-type="none" fo:font-size="10.5pt" style:text-underline-style="none" style:text-blinking="false"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ow to speak IoT</text:p>
      <text:p text:style-name="P5"><text:span text:style-name="T1">CBOR (</text:span><text:span text:style-name="T3">Concise Binary Object Representation</text:span><text:span text:style-name="T4">)</text:span></text:p>
      <text:p text:style-name="P5"><text:span text:style-name="T4"/></text:p>
      <text:p text:style-name="P4"><text:span text:style-name="T3">Schema less exchange format, seen as stream</text:span></text:p>
      <text:p text:style-name="P4"><text:span text:style-name="T3"/></text:p>
      <text:p text:style-name="P4"><text:span text:style-name="T3">Hard to read because of mapping to hex values</text:span></text:p>
      <text:p text:style-name="P4"/>
      <text:p text:style-name="P2">&lt;/sensors&gt;;ct=40;title="Sensor Index",</text:p>
      <text:p text:style-name="P1"><text:s text:c="3"/><text:span text:style-name="T2">&lt;/sensors/temp&gt;;rt="temperature-c";if="sensor",</text:span></text:p>
      <text:p text:style-name="P1"><text:s text:c="3"/><text:span text:style-name="T2">&lt;/sensors/light&gt;;rt="light-lux";if="sensor",</text:span></text:p>
      <text:p text:style-name="P1"><text:s text:c="3"/><text:span text:style-name="T2">&lt;http://www.example.com/sensors/t123&gt;;anchor="/sensors/temp"</text:span></text:p>
      <text:p text:style-name="P1"><text:s text:c="3"/><text:span text:style-name="T2">;rel="describedby",</text:span></text:p>
      <text:p text:style-name="P3"><text:s text:c="3"/><text:span text:style-name="T2">&lt;/t&gt;;anchor="/sensors/temp";rel="alternate"</text:span></text:p>
      <text:p text:style-name="P4"/>
      <text:p text:style-name="P2">85 <text:s text:c="36"/># array(number of data items:5)</text:p>
      <text:p text:style-name="P1"><text:s text:c="3"/><text:span text:style-name="T2">a3 <text:s text:c="33"/># map(number of pairs of data items:3)</text:span></text:p>
      <text:p text:style-name="P1"><text:s text:c="6"/><text:span text:style-name="T2">01 <text:s text:c="30"/># unsigned integer(value:1, "href")</text:span></text:p>
      <text:p text:style-name="P1"><text:s text:c="6"/><text:span text:style-name="T2">68 <text:s text:c="30"/># text string(8 bytes)</text:span></text:p>
      <text:p text:style-name="P1"><text:s text:c="9"/><text:span text:style-name="T2">2f73656e736f7273 <text:s text:c="13"/># "/sensors"</text:span></text:p>
      <text:p text:style-name="P1"><text:s text:c="6"/><text:span text:style-name="T2">0c <text:s text:c="30"/># unsigned integer(value:12,"ct")</text:span></text:p>
      <text:p text:style-name="P1"><text:s text:c="6"/><text:span text:style-name="T2">18 28 <text:s text:c="27"/># unsigned integer(value:40)</text:span></text:p>
      <text:p text:style-name="P1"><text:s text:c="6"/><text:span text:style-name="T2">07 <text:s text:c="30"/># unsigned integer(value:7,"title")</text:span></text:p>
      <text:p text:style-name="P1"><text:s text:c="6"/><text:span text:style-name="T2">6c <text:s text:c="30"/># text string(12 bytes)</text:span></text:p>
      <text:p text:style-name="P1"><text:s text:c="9"/><text:span text:style-name="T2">53656e736f7220496e646578 <text:s text:c="5"/># "Sensor Index"</text:span></text:p>
      <text:p text:style-name="P1"><text:s text:c="3"/><text:span text:style-name="T2">a3 <text:s text:c="33"/># map(number of pairs of data items:3)</text:span></text:p>
      <text:p text:style-name="P1"><text:s text:c="6"/><text:span text:style-name="T2">01 <text:s text:c="30"/># unsigned integer(value:1,"href")</text:span></text:p>
      <text:p text:style-name="P1"><text:s text:c="6"/><text:span text:style-name="T2">6d <text:s text:c="30"/># text string(13 bytes)</text:span></text:p>
      <text:p text:style-name="P1"><text:s text:c="9"/><text:span text:style-name="T2">2f73656e736f72732f74656d70 <text:s text:c="3"/># "/sensors/temp"</text:span></text:p>
      <text:p text:style-name="P1"><text:s text:c="6"/><text:span text:style-name="T2">09 <text:s text:c="30"/># unsigned integer(value:9,"rt")</text:span></text:p>
      <text:p text:style-name="P1"><text:s text:c="6"/><text:span text:style-name="T2">6d <text:s text:c="30"/># text string(13 bytes)</text:span></text:p>
      <text:p text:style-name="P1"><text:s text:c="9"/><text:span text:style-name="T2">74656d70657261747572652d63 <text:s text:c="3"/># "temperature-c"</text:span></text:p>
      <text:p text:style-name="P1"><text:s text:c="6"/><text:span text:style-name="T2">0a <text:s text:c="30"/># unsigned integer(value:10,"if")</text:span></text:p>
      <text:p text:style-name="P1"><text:s text:c="6"/><text:span text:style-name="T2">66 <text:s text:c="30"/># text string(6 bytes)</text:span></text:p>
      <text:p text:style-name="P1"><text:s text:c="9"/><text:span text:style-name="T2">73656e736f72 <text:s text:c="17"/># "sensor"</text:span></text:p>
      <text:p text:style-name="P1"><text:s text:c="3"/><text:span text:style-name="T2">a3 <text:s text:c="33"/># map(number of pairs of data items:3)</text:span></text:p>
      <text:p text:style-name="P1"><text:s text:c="6"/><text:span text:style-name="T2">01 <text:s text:c="30"/># unsigned integer(value:1,"href")</text:span></text:p>
      <text:p text:style-name="P1"><text:s text:c="6"/><text:span text:style-name="T2">6e <text:s text:c="30"/># text string(14 bytes)</text:span></text:p>
      <text:p text:style-name="P1"><text:s text:c="9"/><text:span text:style-name="T2">2f73656e736f72732f6c69676874 <text:s/># "/sensors/light"</text:span></text:p>
      <text:p text:style-name="P1"><text:s text:c="6"/><text:span text:style-name="T2">09 <text:s text:c="30"/># unsigned integer(value:9,"rt")</text:span></text:p>
      <text:p text:style-name="P1"><text:s text:c="6"/><text:span text:style-name="T2">69 <text:s text:c="30"/># text string(9 bytes)</text:span></text:p>
      <text:p text:style-name="P1"><text:s text:c="9"/><text:span text:style-name="T2">6c696768742d6c7578 <text:s text:c="11"/># "light-lux"</text:span></text:p>
      <text:p text:style-name="P1"><text:s text:c="6"/><text:span text:style-name="T2">0a <text:s text:c="30"/># unsigned integer(value:10,"if")</text:span></text:p>
      <text:p text:style-name="P1"><text:s text:c="6"/><text:span text:style-name="T2">66 <text:s text:c="30"/># text string(6 bytes)</text:span></text:p>
      <text:p text:style-name="P1"><text:s text:c="9"/><text:span text:style-name="T2">73656e736f72 <text:s text:c="17"/># "sensor"</text:span></text:p>
      <text:p text:style-name="P1"><text:s text:c="3"/><text:span text:style-name="T2">a3 <text:s text:c="33"/># map(number of pairs of data items:3)</text:span></text:p>
      <text:p text:style-name="P1"><text:s text:c="6"/><text:span text:style-name="T2">01 <text:s text:c="30"/># unsigned integer(value:1,"href")</text:span></text:p>
      <text:p text:style-name="P1"><text:s text:c="6"/><text:span text:style-name="T2">78 23 <text:s text:c="27"/># text string(35 bytes)</text:span></text:p>
      <text:p text:style-name="P1"><text:s text:c="9"/><text:span text:style-name="T2">687474703a2f2f7777772e6578616d706c652e636f6d2f73656e736f72732f74313233 </text:span></text:p>
      <text:p text:style-name="P1"><text:s text:c="47"/><text:span text:style-name="T2"># "http://www.example.com/sensors/t123"</text:span></text:p>
      <text:p text:style-name="P1"><text:s text:c="6"/><text:span text:style-name="T2">03 <text:s text:c="30"/># unsigned integer(value:3,"anchor")</text:span></text:p>
      <text:p text:style-name="P1"><text:s text:c="6"/><text:span text:style-name="T2">6d <text:s text:c="30"/># text string(13 bytes)</text:span></text:p>
      <text:p text:style-name="P1"><text:s text:c="9"/><text:span text:style-name="T2">2f73656e736f72732f74656d70 <text:s text:c="3"/># "/sensors/temp"</text:span></text:p>
      <text:p text:style-name="P1"><text:s text:c="6"/><text:span text:style-name="T2">02 <text:s text:c="30"/># unsigned integer(value:2,"rel")</text:span></text:p>
      <text:p text:style-name="P1"><text:s text:c="6"/><text:span text:style-name="T2">6b <text:s text:c="30"/># text string(11 bytes)</text:span></text:p>
      <text:p text:style-name="P1"><text:soft-page-break/><text:s text:c="9"/><text:span text:style-name="T2">6465736372696265646279 <text:s text:c="7"/># "describedby"</text:span></text:p>
      <text:p text:style-name="P1"><text:s text:c="3"/><text:span text:style-name="T2">a3 <text:s text:c="33"/># map(number of pairs of data items:3)</text:span></text:p>
      <text:p text:style-name="P1"><text:s text:c="6"/><text:span text:style-name="T2">01 <text:s text:c="30"/># unsigned integer(value:1,"href")</text:span></text:p>
      <text:p text:style-name="P1"><text:s text:c="6"/><text:span text:style-name="T2">62 <text:s text:c="30"/># text string(12 bytes)</text:span></text:p>
      <text:p text:style-name="P1"><text:s text:c="9"/><text:span text:style-name="T2">2f74 <text:s text:c="25"/># "/t"</text:span></text:p>
      <text:p text:style-name="P1"><text:s text:c="6"/><text:span text:style-name="T2">03 <text:s text:c="30"/># unsigned integer(value:3,"anchor")</text:span></text:p>
      <text:p text:style-name="P1"><text:s text:c="6"/><text:span text:style-name="T2">6d <text:s text:c="30"/># text string(13 bytes)</text:span></text:p>
      <text:p text:style-name="P1"><text:s text:c="9"/><text:span text:style-name="T2">2f73656e736f72732f74656d70 <text:s text:c="3"/># "/sensors/temp"</text:span></text:p>
      <text:p text:style-name="P1"><text:s text:c="6"/><text:span text:style-name="T2">02 <text:s text:c="30"/># unsigned integer(value:2,"rel")</text:span></text:p>
      <text:p text:style-name="P1"><text:s text:c="6"/><text:span text:style-name="T2">69 <text:s text:c="30"/># text string(9 bytes)</text:span></text:p>
      <text:p text:style-name="P3"><text:s text:c="9"/><text:span text:style-name="T2">616c7465726e617465 <text:s text:c="11"/># "alternate"</text:span></text:p>
      <text:p text:style-name="P4"/>
      <text:p text:style-name="P4">Text</text:p>
      <text:p text:style-name="P4"/>
      <text:p text:style-name="P4">Plain text, HTML, Rich Text Format</text:p>
      <text:p text:style-name="P4"/>
      <text:p text:style-name="P6">Human readable</text:p>
      <text:p text:style-name="P6"/>
      <text:p text:style-name="P6"/>
      <text:p text:style-name="P6"/>
      <text:p text:style-name="P7">Who does IoT?</text:p>
      <text:p text:style-name="P7"/>
      <text:p text:style-name="P21">OCF Open Connectivity Foundation</text:p>
      <text:p text:style-name="P7"/>
      <text:p text:style-name="P19">over 300 Members, founder Intel and Samsung</text:p>
      <text:p text:style-name="P19"/>
      <text:p text:style-name="P19">Diamond Members:</text:p>
      <text:p text:style-name="P7">Members: Microsoft, Canon, Cisco, LG, Samsung, CableLabs, Intel, Haier, Qualcomm, Electrolux, …</text:p>
      <text:p text:style-name="P7"/>
      <text:p text:style-name="P5"><text:span text:style-name="T5"/></text:p>
      <text:p text:style-name="P9"><text:span text:style-name="T11">P</text:span><text:span text:style-name="T10">urpose:</text:span></text:p>
      <text:p text:style-name="P8"><text:span text:style-name="T11">Billions of connected devices (devices, phones, computers and sensors) should be able to communicate with one another regardless of manufacturer, operating system, chipset or physical transport. The Open Connectivity Foundation (OCF) is creating a specification and sponsoring an open source project to make this possible.</text:span></text:p>
      <text:p text:style-name="P8"><text:span text:style-name="T5"/></text:p>
      <text:p text:style-name="P10"><text:span text:style-name="T8">to develop specification standards, promote a set of </text:span><text:span text:style-name="T11">interoperability</text:span><text:span text:style-name="T8"> guidelines, and provide a certification program for devices involved in the </text:span><text:span text:style-name="T11">Internet of Things (IoT)</text:span></text:p>
      <text:p text:style-name="P10"><text:span text:style-name="T11"/></text:p>
      <text:p text:style-name="P9"><text:span text:style-name="T11">C</text:span><text:span text:style-name="T10">osts:</text:span></text:p>
      <text:p text:style-name="P9"><text:span text:style-name="T10">Diamond: 350.000 USD</text:span></text:p>
      <text:p text:style-name="P20"><text:span text:style-name="T6">Platinum: 5.000 – 50.000 USD </text:span><text:span text:style-name="Emphasis"><text:span text:style-name="T14">determined by the number of full time employees</text:span></text:span></text:p>
      <text:p text:style-name="P9"><text:span text:style-name="T10">Gold: 2.000 USD</text:span></text:p>
      <text:p text:style-name="P9"><text:span text:style-name="T10">Non-Profit: 1.0000 USD</text:span></text:p>
      <text:p text:style-name="P9"><text:span text:style-name="T10">Basic: 0$</text:span></text:p>
      <text:p text:style-name="P11"><text:span text:style-name="T10"/></text:p>
      <text:p text:style-name="P9"><text:span text:style-name="T10"/></text:p>
      <text:p text:style-name="P9"><text:span text:style-name="T10"/></text:p>
      <text:p text:style-name="P9"><text:span text:style-name="T10"/></text:p>
      <text:p text:style-name="P9"><text:span text:style-name="T10"/></text:p>
      <text:p text:style-name="P14"><text:soft-page-break/><text:span text:style-name="T13">Thread Group</text:span></text:p>
      <text:p text:style-name="P12"><text:span text:style-name="T12"/></text:p>
      <text:p text:style-name="P17"><text:span text:style-name="T12">founded by ARM, Samsung and Nest</text:span></text:p>
      <text:p text:style-name="P17"><text:span text:style-name="T12"/></text:p>
      <text:p text:style-name="P17"><text:span text:style-name="T12">Haiku, Nest, ARM, Samsung, Johnson Controls, NXP, Osram, Qualcomm, Schneider Electric, Silicon Labs, Somfy, Yale</text:span></text:p>
      <text:p text:style-name="P17"><text:span text:style-name="T12"/></text:p>
      <text:p text:style-name="P18"><text:span text:style-name="T15">to create the best way to connect and control products in the home</text:span></text:p>
      <text:p text:style-name="P12"><text:span text:style-name="T15"/></text:p>
      <text:p text:style-name="P12"><text:span text:style-name="T15"/></text:p>
      <text:p text:style-name="P13"><text:span text:style-name="T15">Protocols</text:span></text:p>
      <text:p text:style-name="P13"><text:span text:style-name="T15"/></text:p>
      <text:p text:style-name="P15"><text:span text:style-name="T16">MQTT </text:span><text:span text:style-name="T17">Message Queue Telemetry Transport</text:span></text:p>
      <text:p text:style-name="P15"><text:span text:style-name="T7">"lightweight" messaging protocol for use on top of the </text:span><text:a xlink:type="simple" xlink:href="https://en.wikipedia.org/wiki/TCP/IP" text:style-name="Internet_20_link" text:visited-style-name="Visited_20_Internet_20_Link"><text:span text:style-name="T10">TCP/IP protocol</text:span></text:a><text:span text:style-name="T7">.</text:span></text:p>
      <text:p text:style-name="P15"><text:span text:style-name="T9"> </text:span><text:a xlink:type="simple" xlink:href="https://en.wikipedia.org/wiki/Andy_Stanford-Clark" text:style-name="Internet_20_link" text:visited-style-name="Visited_20_Internet_20_Link"><text:span text:style-name="T10">Andy Stanford-Clark</text:span></text:a><text:span text:style-name="T9"> </text:span><text:span text:style-name="T7">and </text:span><text:a xlink:type="simple" xlink:href="https://en.wikipedia.org/w/index.php?title=Arlen_Nipper&amp;action=edit&amp;redlink=1" text:style-name="Internet_20_link" text:visited-style-name="Visited_20_Internet_20_Link"><text:span text:style-name="T19">Arlen Nipper</text:span></text:a><text:span text:style-name="T9"> </text:span><text:span text:style-name="T7">of Cirrus Link authored the first version of the protocol in 1999.</text:span></text:p>
      <text:p text:style-name="P16"><text:span text:style-name="T18">OASIS specification</text:span></text:p>
      <text:p text:style-name="P16"><text:span text:style-name="T18">MQTT-SN for non TCP/IP networks like ZigBee</text:span></text:p>
      <text:p text:style-name="P23"><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v Gotham-Book" svg:font-family="'Conv Gotham-Book', 'Conv Gotham-Book'"/>
    <style:font-face style:name="Roboto Condensed" svg:font-family="'Roboto Condensed', sans-serif"/>
    <style:font-face style:name="sans-serif" svg:font-family="sans-serif"/>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09:05:03.651360393</meta:creation-date>
    <dc:date>2017-10-10T10:28:03.300267619</dc:date>
    <meta:editing-duration>PT1M37S</meta:editing-duration>
    <meta:editing-cycles>1</meta:editing-cycles>
    <meta:document-statistic meta:table-count="0" meta:image-count="0" meta:object-count="0" meta:page-count="4" meta:paragraph-count="88" meta:word-count="468" meta:character-count="5149" meta:non-whitespace-character-count="3169"/>
    <meta:generator>LibreOffice/5.3.6.1$Linux_X86_64 LibreOffice_project/30m0$Build-1</meta:generator>
  </office:meta>
</office:document-meta>
</file>